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veria Serif Libre" svg:font-family="'Averia Serif Libre'"/>
    <style:font-face style:name="Georgia" svg:font-family="Georgia"/>
    <style:font-face style:name="Hammersmith One" svg:font-family="'Hammersmith One'"/>
    <style:font-face style:name="OpenSymbol" svg:font-family="OpenSymbol"/>
    <style:font-face style:name="Barcelona BQ" svg:font-family="'Barcelona BQ'" style:font-adornments="Fet" style:font-pitch="variable"/>
    <style:font-face style:name="Barcelona BQ1" svg:font-family="'Barcelona BQ'"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Gill Sans3" svg:font-family="'Gill Sans'" style:font-adornments="Fet" style:font-family-generic="swiss" style:font-pitch="variable"/>
    <style:font-face style:name="Gill Sans2" svg:font-family="'Gill Sans'" style:font-adornments="Mager" style:font-family-generic="swiss" style:font-pitch="variable"/>
    <style:font-face style:name="Gill Sans1" svg:font-family="'Gill Sans'" style:font-adornments="SemiBold" style:font-family-generic="swiss" style:font-pitch="variable"/>
    <style:font-face style:name="Gill Sans" svg:font-family="'Gill Sans'" style:font-adornments="Standard" style:font-family-generic="swiss" style:font-pitch="variable"/>
    <style:font-face style:name="Gill Sans MT" svg:font-family="'Gill Sans MT'"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wfrp-brödtext" style:list-style-name="L1"/>
    <style:style style:name="P2" style:family="paragraph" style:parent-style-name="wfrp-brödtext" style:list-style-name="L1">
      <style:text-properties style:text-line-through-style="none" fo:font-style="normal" style:text-underline-style="none" fo:font-weight="normal" style:font-name-asian="Averia Serif Libre" style:font-size-asian="10pt" style:font-style-asian="normal" style:font-weight-asian="normal" style:font-name-complex="Averia Serif Libre" style:font-size-complex="10pt" style:font-style-complex="normal" style:font-weight-complex="normal"/>
    </style:style>
    <style:style style:name="P3" style:family="paragraph" style:parent-style-name="wfrp-brödtext" style:list-style-name="L1">
      <style:paragraph-properties fo:break-before="auto" fo:break-after="auto"/>
      <style:text-properties style:text-line-through-style="none" fo:font-style="normal" style:text-underline-style="none" fo:font-weight="normal" style:font-name-asian="Averia Serif Libre" style:font-size-asian="10pt" style:font-style-asian="normal" style:font-weight-asian="normal" style:font-name-complex="Averia Serif Libre" style:font-size-complex="10pt" style:font-style-complex="normal" style:font-weight-complex="normal"/>
    </style:style>
    <style:style style:name="P4" style:family="paragraph" style:parent-style-name="wfrp-brödtext" style:list-style-name="L1">
      <style:paragraph-properties fo:break-before="auto" fo:break-after="auto"/>
    </style:style>
    <style:style style:name="P5" style:family="paragraph" style:parent-style-name="FAB-Överrubrik" style:master-page-name="Standard">
      <style:paragraph-properties style:page-number="auto"/>
      <style:text-properties style:font-name-asian="Hammersmith One" style:font-name-complex="Hammersmith One"/>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style:text-line-through-style="none" fo:font-style="normal" style:text-underline-style="none" fo:font-weight="normal" style:font-name-asian="Averia Serif Libre" style:font-size-asian="10pt" style:font-style-asian="normal" style:font-weight-asian="normal" style:font-name-complex="Averia Serif Libre" style:font-size-complex="10pt" style:font-style-complex="normal" style:font-weight-complex="normal"/>
    </style:style>
    <style:style style:name="T4" style:family="text">
      <style:text-properties fo:font-style="normal" style:font-style-asian="normal" style:font-style-complex="normal"/>
    </style:style>
    <style:style style:name="Sect1" style:family="section">
      <style:section-properties text:dont-balance-text-columns="false" style:editable="false">
        <style:columns fo:column-count="2" fo:column-gap="1.401cm">
          <style:column style:rel-width="32767*" fo:start-indent="0cm" fo:end-indent="0.7cm"/>
          <style:column style:rel-width="32768*" fo:start-indent="0.7cm" fo:end-indent="0cm"/>
        </style:columns>
      </style:section-properties>
    </style:style>
    <text:list-style style:name="L1">
      <text:list-level-style-bullet text:level="1" text:style-name="Bullet_20_Symbols" style:num-suffix="." text:bullet-char="•">
        <style:list-level-properties text:space-before="0.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0"/>
      <text:p text:style-name="wfrp-rubrik">FINN FESTER</text:p>
      <text:p text:style-name="wfrp-sub-rubrik"/>
      <text:section text:style-name="Sect1" text:name="Område1">
        <text:h text:style-name="wfrp-rubrik-1" text:outline-level="10"><text:bookmark text:name="docs-internal-guid-3318dad5-694b-5837-663f-cbbb8075cebf"/>A DAY LATE A SHILLING SHORT</text:h>
        <text:p text:style-name="wfrp-brödtext">Du anlände till Übersreik som den vagabond du är. Även om det inte ligger dig för slog du temporärt rot i staden och tog anställning hos Lord <text:span text:style-name="T2">Rickard Aschaffenberg</text:span>. </text:p>
        <text:p text:style-name="wfrp-brödtext">Lorden har använt dina berättelser som en sorts omvärldsanalys för att hålla sig ajour med händelser runt om i Imperiet.</text:p>
        <text:p text:style-name="wfrp-brödtext">Efter en tid fick du ett uppdrag av Lorden att återföra en fin vas som kommit på villovägar någonstans mellan Marienburg och Übersreik (droskan med vilken vasen reste vart överfallen av bestmän). Du var tvungen att stå ut med en irriterande handelsman vid namn <text:span text:style-name="T2">Klaus von Rothstein</text:span> i processen. </text:p>
        <text:p text:style-name="wfrp-brödtext">Det var nu som du lärde känna de övriga i äventyrargänget - Dvärgen Brokk, Dieter Pantke, alven Farmakon, Viktor Kozlov (RIP) och Husk Fritjof.</text:p>
        <text:p text:style-name="wfrp-brödtext"/>
        <text:h text:style-name="wfrp-rubrik-1" text:outline-level="10"><text:bookmark text:name="docs-internal-guid-3318dad5-694e-34cd-7b10-bc50146af471"/>THE GATHERING STORM</text:h>
        <text:p text:style-name="wfrp-brödtext">Du och de andra tar anställning hos Lord <text:span text:style-name="T2">Rickard Aschaffenberg</text:span> på nytt. Denna gång handlar det om att hitta en försvunnen handelsman, <text:span text:style-name="T2">Florian Wechsler</text:span> som rest till Stromdorf, Imperiets regnigaste håla. </text:p>
        <text:p text:style-name="wfrp-brödtext">Sammanfattningsvis går äventyret ganska bra, ni lyckas hittar Florian, förvisso död men de lyckas återbära den sigillring som handelsmannagillet i Übersreik lagt ut en belöning för. Vidare hindrar ni den galna trollkarlen <text:span text:style-name="T2">Niklas Schulmann</text:span> och diverse andra otäckingar (bestmän, odöda och grönskinn) från att jämna staden Stromdorf med marken.</text:p>
        <text:p text:style-name="wfrp-brödtext">Otacksamhet är världens lön och ni blir, efter alla era vedermödor, förvisade från Stromdorf dock med goda kontakter i form av borgmästare <text:span text:style-name="T2">Philip Adler</text:span> och vaktkapten <text:span text:style-name="T2">Kessler</text:span> (som antog roll som styvpappa till Flea som ni räddade undan grönskinnen i norr).</text:p>
        <text:p text:style-name="wfrp-brödtext"/>
        <text:h text:style-name="wfrp-rubrik-1" text:outline-level="10"><text:bookmark text:name="docs-internal-guid-3318dad5-6951-2e4e-e3e0-5bf67d75286c"/>AN EYE FOR AN EYE</text:h>
        <text:p text:style-name="wfrp-brödtext">Du och de andra äventyrarna bjuds till Lord Aschaffenbergs nya herrgård - Grunewalt Lodge - som tillfallit honom i form av en bröllopsgåva. Något är dock tokigt på herrgården och innan bjudningen är över har du och dina kamrater ställts inför attacker från bestmän, förgiftning, kaoskultister - <text:span text:style-name="T1">The Order of the Unblinking Eye</text:span> - och en demon. Det hela avlöper dock ganska väl och RP:na har än en gång hjälpt Lord <text:span text:style-name="T2">Rickard Aschaffenberg</text:span>.</text:p>
        <text:h text:style-name="wfrp-rubrik-1" text:outline-level="10"><text:bookmark text:name="docs-internal-guid-3318dad5-6952-7b59-1448-cd8ca2dbf025"/>THE ENEMY WITHIN</text:h>
        <text:p text:style-name="wfrp-brödtext">Du och dina äventyrarkamrater beger sig mot staden Averheim av olika anledningar. En gemensam anledning är dock för att säkerställa att ett meddelande från Lord <text:span text:style-name="T2">Rickard Aschaffenberg</text:span> når adelsmannen <text:span text:style-name="T2">Friedrich von Kaufman</text:span>. Farmakon och du själv utses som “ledare” för detta uppdrag.</text:p>
        <text:h text:style-name="wfrp-rubrik-2" text:outline-level="10">The Southland Expedition</text:h>
        <text:p text:style-name="wfrp-brödtext">Graf Friedrich von Kaufman i Averheim är känd som en välgörare för organisationer och sällskap som ägnar sig åt forskning och vetenskap (han är bland annat en sponsor till den akademiska sällskapet <text:span text:style-name="T1">The Sun Society</text:span> i Averheim). En långväga expedition, ledd av en viss <text:span text:style-name="T2">Johann Templemann</text:span> och sponsrad av von Kaufman, till farvägs ”The Southlands” sägs snart återvända till Averheim.</text:p>
        <text:list xml:id="list8038189947960495736" text:style-name="L1">
          <text:list-item>
            <text:p text:style-name="P1">Vad är du mest nyfiken på att se vid expeditionens utställning i Averheim? En artefakt, en varelse eller en person? </text:p>
          </text:list-item>
          <text:list-item>
            <text:p text:style-name="P1">Vill du (och kan du) få anställning på nästa expedition? </text:p>
          </text:list-item>
        </text:list>
        <text:h text:style-name="wfrp-rubrik-2" text:outline-level="10">Ett meddelande till grafen</text:h>
        <text:p text:style-name="wfrp-brödtext">Lord Rickard Aschaffenberg har anförtrott dig med ett sigillförsett meddelande som han vill ha levererat till Graf Friedrich von Kaufman i Averheim. Han nämner inget om meddelandets natur. </text:p>
        <text:list xml:id="list840457142" text:continue-numbering="true" text:style-name="L1">
          <text:list-item>
            <text:p text:style-name="P3">Vågar du bryta sigillet och be Farmakon läsa vad dessa adelsmän kuckelurar om? </text:p>
          </text:list-item>
          <text:list-item>
            <text:p text:style-name="P3">Hur ska du få audiens hos Grafen?</text:p>
          </text:list-item>
        </text:list>
        <text:h text:style-name="wfrp-rubrik-2" text:outline-level="10">Att göra affärer med vänner</text:h>
        <text:p text:style-name="wfrp-brödtext">Din vän Dieter Pantke behövde massa pengar och fick din häst.</text:p>
        <text:list xml:id="list620207250" text:continue-numbering="true" text:style-name="L1">
          <text:list-item>
            <text:p text:style-name="P3">Vad skulle han ha pengarna till?</text:p>
          </text:list-item>
          <text:list-item>
            <text:p text:style-name="P3">Hur lång tid är lånet skrivet på?</text:p>
          </text:list-item>
        </text:list>
        <text:h text:style-name="wfrp-rubrik-2" text:outline-level="10">Ute försvinner</text:h>
        <text:p text:style-name="wfrp-brödtext">En gammal vän, gatumusikanten och den prostituerade <text:span text:style-name="T2">Ute Herz</text:span>, är försvunnen och du ger dig ut för att leta rätt på henne.</text:p>
        <text:list xml:id="list1142079834" text:continue-numbering="true" text:style-name="L1">
          <text:list-item>
            <text:p text:style-name="P3">Vad tror du har hänt henne och hur långt är du beredd att gå för att hitta henne?</text:p>
          </text:list-item>
          <text:list-item>
            <text:p text:style-name="P2"><text:soft-page-break/>Du vet nu att Ute kidnappades och offrades av råttmän. En råttman försvann, hämnd?</text:p>
          </text:list-item>
        </text:list>
        <text:h text:style-name="wfrp-rubrik-2" text:outline-level="10">The Fish</text:h>
        <text:p text:style-name="wfrp-brödtext"><text:span text:style-name="T2">Gerd Knakk</text:span>, bossen för <text:span text:style-name="T1">The Fish</text:span><text:span text:style-name="T4"> (en kriminell organisation med rötter i Marienburg)</text:span>, kontaktade dig för några dagar sedan för du skulle mäkla mellan dem och <text:span text:style-name="T1">The Wharf Rats</text:span>. </text:p>
        <text:p text:style-name="wfrp-brödtext">Det hela slutade i ett bräckligt samarbete mellan organisationerna (krutlasten). Den tillfälliga freden mellan <text:span text:style-name="T1">The Fish</text:span> och <text:span text:style-name="T1">The Rats</text:span> verkar nu vara över och Gerd Knakk verkar inte nöjd med din insats.</text:p>
        <text:list xml:id="list1931384774" text:continue-numbering="true" text:style-name="L1">
          <text:list-item>
            <text:p text:style-name="P4">Vad <text:span text:style-name="T3">gör</text:span> du för att inte dra på dig <text:span text:style-name="T1">The Fish</text:span>:s vrede (och riskera att få sova med fiskarna, pun intended)?</text:p>
          </text:list-item>
        </text:list>
        <text:h text:style-name="wfrp-rubrik-2" text:outline-level="10">Rambrechts förslag</text:h>
        <text:p text:style-name="wfrp-brödtext">Agitatorn och uppviglaren Rambrechts har kontaktat dig för att diskutera politik, hans politik för att vara specifik (prata med SL angående detaljerna). Han vill ha din hjälp att sprida hans ”läror” till andra städer (”du är ju vagabond och allt”). Till din hjälp erbjuder han dig en bunt pamfletter och 10 s.</text:p>
        <text:list xml:id="list625540188" text:continue-numbering="true" text:style-name="L1">
          <text:list-item>
            <text:p text:style-name="P4">Hur ställer du dig till att hjälpa Rambrechts?</text:p>
          </text:list-item>
        </text:list>
        <text:h text:style-name="wfrp-rubrik-2" text:outline-level="10">Krig!</text:h>
        <text:p text:style-name="wfrp-brödtext">Du har, via dina kontakter sen din tid som vagabond, hört rykten om att kriget är på väg till Imperiet. Enligt vad du hört marscherar en stor armé av mutanter, bestmän och annan smuts mot Imperiet via Kislev i nordöst.</text:p>
        <text:list xml:id="list578455626" text:continue-numbering="true" text:style-name="L1">
          <text:list-item>
            <text:p text:style-name="P1">Är du <text:span text:style-name="T3">beredd</text:span> att strida för Imperiet om så skulle behövas?<text:line-break/></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veria Serif Libre" svg:font-family="'Averia Serif Libre'"/>
    <style:font-face style:name="Georgia" svg:font-family="Georgia"/>
    <style:font-face style:name="Hammersmith One" svg:font-family="'Hammersmith One'"/>
    <style:font-face style:name="OpenSymbol" svg:font-family="OpenSymbol"/>
    <style:font-face style:name="Barcelona BQ" svg:font-family="'Barcelona BQ'" style:font-adornments="Fet" style:font-pitch="variable"/>
    <style:font-face style:name="Barcelona BQ1" svg:font-family="'Barcelona BQ'"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Gill Sans3" svg:font-family="'Gill Sans'" style:font-adornments="Fet" style:font-family-generic="swiss" style:font-pitch="variable"/>
    <style:font-face style:name="Gill Sans2" svg:font-family="'Gill Sans'" style:font-adornments="Mager" style:font-family-generic="swiss" style:font-pitch="variable"/>
    <style:font-face style:name="Gill Sans1" svg:font-family="'Gill Sans'" style:font-adornments="SemiBold" style:font-family-generic="swiss" style:font-pitch="variable"/>
    <style:font-face style:name="Gill Sans" svg:font-family="'Gill Sans'" style:font-adornments="Standard" style:font-family-generic="swiss" style:font-pitch="variable"/>
    <style:font-face style:name="Gill Sans MT" svg:font-family="'Gill Sans MT'"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sv" fo:country="S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sv" fo:country="S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justify" style:justify-single-word="false" fo:orphans="2" fo:widows="2" fo:text-indent="0cm" style:auto-text-indent="false" fo:break-before="auto" fo:break-after="auto" style:writing-mode="lr-tb"/>
      <style:text-properties fo:color="#434343" style:text-line-through-style="none" style:font-name="Averia Serif Libre" fo:font-size="10pt" fo:font-style="normal" style:text-underline-style="none" fo:font-weight="normal" style:font-name-asian="Averia Serif Libre" style:font-size-asian="10pt" style:font-style-asian="normal" style:font-weight-asian="normal" style:font-name-complex="Averia Serif Libre" style:font-size-complex="10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class="chapter">
      <style:paragraph-properties fo:margin-top="0.847cm" fo:margin-bottom="0.212cm" fo:line-height="115%" fo:break-before="auto" fo:break-after="auto" fo:keep-with-next="always" style:writing-mode="lr-tb"/>
      <style:text-properties style:font-name="Arial" fo:font-size="36pt" fo:font-weight="bold" style:font-name-asian="MS Mincho" style:font-size-asian="36pt" style:font-weight-asian="bold" style:font-name-complex="Tahoma"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ing_20_1" style:display-name="Heading 1" style:family="paragraph" style:parent-style-name="Standard" style:class="text">
      <style:paragraph-properties fo:margin-top="0.847cm" fo:margin-bottom="0.212cm" fo:line-height="115%" fo:break-before="auto" fo:break-after="auto" style:writing-mode="lr-tb"/>
      <style:text-properties style:font-name="Hammersmith One" fo:font-size="18pt" fo:font-weight="bold" style:font-name-asian="Hammersmith One" style:font-size-asian="18pt" style:font-weight-asian="bold" style:font-name-complex="Hammersmith One" style:font-size-complex="18pt" style:font-weight-complex="bold"/>
    </style:style>
    <style:style style:name="Heading_20_2" style:display-name="Heading 2" style:family="paragraph" style:parent-style-name="Standard" style:class="text">
      <style:paragraph-properties fo:margin-top="0.635cm" fo:margin-bottom="0.141cm" fo:line-height="115%" fo:break-before="auto" fo:break-after="auto" style:writing-mode="lr-tb"/>
      <style:text-properties style:font-name="Hammersmith One" fo:font-size="14pt" fo:font-weight="bold" style:font-name-asian="Hammersmith One" style:font-size-asian="14pt" style:font-weight-asian="bold" style:font-name-complex="Hammersmith One" style:font-size-complex="14pt" style:font-weight-complex="bold"/>
    </style:style>
    <style:style style:name="Heading_20_3" style:display-name="Heading 3" style:family="paragraph" style:parent-style-name="Standard" style:class="text">
      <style:paragraph-properties fo:margin-top="0.494cm" fo:margin-bottom="0.141cm"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AB-Rubrik" style:family="paragraph" style:parent-style-name="Title">
      <style:paragraph-properties fo:margin-top="0cm" fo:margin-bottom="0cm" fo:line-height="115%" fo:text-align="center" style:justify-single-word="false" fo:padding="0cm" fo:border="none" style:shadow="none" style:writing-mode="lr-tb"/>
      <style:text-properties style:use-window-font-color="true" style:font-name="Gill Sans MT" fo:font-size="26pt" fo:font-weight="normal"/>
    </style:style>
    <style:style style:name="wfrp-brödtext" style:family="paragraph" style:parent-style-name="Standard" style:class="text" style:master-page-name="">
      <style:paragraph-properties fo:margin-left="0cm" fo:margin-right="0cm" fo:margin-top="0cm" fo:margin-bottom="0.4cm" style:line-spacing="0.049cm" fo:text-align="start" style:justify-single-word="false" fo:orphans="2" fo:widows="2" fo:hyphenation-ladder-count="no-limit" fo:text-indent="0cm" style:auto-text-indent="false" style:page-number="auto" fo:background-color="transparent" style:shadow="none" style:vertical-align="baseline" style:writing-mode="lr-tb">
        <style:drop-cap/>
        <style:background-image/>
      </style:paragraph-properties>
      <style:text-properties fo:color="#333333" style:font-name="Gill Sans" fo:font-size="9pt" fo:hyphenate="true" fo:hyphenation-remain-char-count="6" fo:hyphenation-push-char-count="6"/>
    </style:style>
    <style:style style:name="wfrp-rubrik-1" style:family="paragraph" style:parent-style-name="Heading_20_1" style:next-style-name="wfrp-brödtext" style:default-outline-level="10" style:list-style-name="" style:class="text" style:master-page-name="">
      <style:paragraph-properties fo:margin-top="0.499cm" fo:margin-bottom="0cm" fo:line-height="115%" fo:text-align="start" style:justify-single-word="false" style:page-number="auto" fo:padding="0cm" fo:border-left="none" fo:border-right="none" fo:border-top="none" fo:border-bottom="0.018cm solid #333333" style:shadow="none" fo:keep-with-next="always" style:writing-mode="lr-tb">
        <style:tab-stops/>
      </style:paragraph-properties>
      <style:text-properties fo:text-transform="uppercase" fo:color="#333333" style:font-name="Gill Sans1" fo:font-size="10pt" fo:letter-spacing="normal" fo:font-style="normal" fo:font-weight="600"/>
    </style:style>
    <style:style style:name="FAB-Rubrik-2" style:family="paragraph" style:next-style-name="wfrp-brödtext" style:default-outline-level="10" style:list-style-name="" style:master-page-name="">
      <style:paragraph-properties fo:margin-top="0.64cm" fo:margin-bottom="0cm" fo:line-height="100%" style:page-number="auto" fo:padding="0cm" fo:border="none" style:shadow="none" fo:keep-with-next="always" style:writing-mode="lr-tb">
        <style:tab-stops/>
      </style:paragraph-properties>
      <style:text-properties fo:text-transform="uppercase" fo:color="#333333" style:font-name="Gill Sans" fo:font-size="10pt" fo:letter-spacing="normal" fo:font-style="normal" fo:font-weight="600" style:font-name-asian="Hammersmith One" style:font-name-complex="Hammersmith One"/>
    </style:style>
    <style:style style:name="wfrp-exempel" style:family="paragraph" style:parent-style-name="wfrp-brödtext" style:master-page-name="">
      <style:paragraph-properties fo:margin-left="0cm" fo:margin-right="0cm" fo:margin-top="0cm" fo:margin-bottom="0.4cm" fo:text-align="justify" style:justify-single-word="false" fo:text-indent="0cm" style:auto-text-indent="false" style:page-number="auto" fo:background-color="transparent" style:shadow="none">
        <style:background-image/>
      </style:paragraph-properties>
      <style:text-properties fo:color="#333333" style:font-name="Gill Sans" fo:font-style="italic" fo:font-weight="normal" fo:background-color="transparent"/>
    </style:style>
    <style:style style:name="FAB-Huvud" style:family="paragraph" style:parent-style-name="wfrp-brödtext" style:master-page-name="">
      <style:paragraph-properties fo:text-align="center" style:justify-single-word="false" style:page-number="auto" fo:background-color="transparent" fo:padding="0.199cm" fo:border-left="none" fo:border-right="none" fo:border-top="none" fo:border-bottom="0.018cm solid #333333" style:shadow="none">
        <style:background-image/>
      </style:paragraph-properties>
      <style:text-properties fo:text-transform="uppercase" fo:color="#333333" style:font-name="Gill Sans MT" fo:font-size="7pt" fo:font-weight="normal"/>
    </style:style>
    <style:style style:name="FAB-Fot" style:family="paragraph" style:parent-style-name="FAB-Huvud" style:master-page-name="">
      <style:paragraph-properties fo:margin-top="0.499cm" fo:margin-bottom="0.4cm" fo:text-align="start" style:justify-single-word="false" style:page-number="auto" fo:padding="0cm" fo:border="none" style:shadow="none"/>
      <style:text-properties fo:font-variant="normal" fo:text-transform="none" fo:color="#333333" fo:font-size="7pt"/>
    </style:style>
    <style:style style:name="wfrp-tabell" style:family="paragraph" style:parent-style-name="Table_20_Contents" style:master-page-name="">
      <style:paragraph-properties style:line-spacing="0.041cm" fo:text-align="start" style:justify-single-word="false" style:page-number="auto" style:shadow="none"/>
      <style:text-properties fo:color="#333333" style:font-name="Gill Sans2" fo:font-size="8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frp-tabell-namn" style:family="paragraph" style:parent-style-name="wfrp-brödtext">
      <style:paragraph-properties fo:margin-left="0cm" fo:margin-right="0cm" fo:margin-top="0cm" fo:margin-bottom="0.101cm" fo:text-indent="0cm" style:auto-text-indent="false"/>
      <style:text-properties style:font-name="Gill Sans3" fo:font-weight="600" style:font-weight-asian="bold" style:font-weight-complex="bold"/>
    </style:style>
    <style:style style:name="FAB-Rubrik-3" style:family="paragraph" style:next-style-name="wfrp-brödtext" style:master-page-name="">
      <style:paragraph-properties fo:margin-left="0cm" fo:margin-right="0cm" fo:margin-top="0.199cm" fo:margin-bottom="0cm" fo:text-indent="0cm" style:auto-text-indent="false" style:page-number="auto"/>
      <style:text-properties fo:font-variant="normal" fo:text-transform="none" style:font-name="Barcelona BQ" fo:font-size="9pt" fo:font-weight="bold"/>
    </style:style>
    <style:style style:name="FAB-Överrubrik" style:family="paragraph" style:parent-style-name="FAB-Rubrik-2">
      <style:paragraph-properties fo:text-align="center" style:justify-single-word="false"/>
    </style:style>
    <style:style style:name="FAB-Inledning" style:family="paragraph" style:parent-style-name="wfrp-brödtext">
      <style:paragraph-properties fo:margin-left="1.499cm" fo:margin-right="1.499cm" fo:text-indent="0cm" style:auto-text-indent="false" fo:background-color="transparent" style:shadow="none">
        <style:background-image/>
      </style:paragraph-properties>
      <style:text-properties style:font-name="Barcelona BQ1"/>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wfrp-rubrik-sub" style:family="paragraph" style:parent-style-name="wfrp-brödtext">
      <style:paragraph-properties fo:margin-top="0cm" fo:margin-bottom="0.7cm" fo:text-align="center" style:justify-single-word="false"/>
    </style:style>
    <style:style style:name="wfrp-tabell-huvud" style:family="paragraph" style:parent-style-name="wfrp-tabell">
      <style:text-properties fo:font-weight="600"/>
    </style:style>
    <style:style style:name="Quotations" style:family="paragraph" style:parent-style-name="Standard" style:class="html">
      <style:paragraph-properties fo:margin-left="1cm" fo:margin-right="1cm" fo:margin-top="0cm" fo:margin-bottom="0.499cm" fo:text-indent="0cm" style:auto-text-indent="false"/>
    </style:style>
    <style:style style:name="wfrp-rubrik-2" style:family="paragraph" style:parent-style-name="wfrp-rubrik-1" style:next-style-name="wfrp-brödtext" style:class="text">
      <style:paragraph-properties fo:margin-top="0.801cm" fo:margin-bottom="0cm" fo:padding="0cm" fo:border="none" style:shadow="none"/>
      <style:text-properties fo:color="#333333" fo:font-size="9pt"/>
    </style:style>
    <style:style style:name="wfrp-rubrik-3" style:family="paragraph" style:parent-style-name="wfrp-rubrik-2" style:next-style-name="wfrp-brödtext" style:class="text" style:master-page-name="">
      <style:paragraph-properties fo:margin-top="0.7cm" fo:margin-bottom="0cm" style:page-number="auto" fo:keep-with-next="always"/>
      <style:text-properties fo:font-variant="normal" fo:text-transform="none"/>
    </style:style>
    <style:style style:name="wfrp-rubrik" style:family="paragraph" style:parent-style-name="FAB-Rubrik" style:class="text">
      <style:text-properties style:font-name-asian="Hammersmith One" style:font-name-complex="Hammersmith One"/>
    </style:style>
    <style:style style:name="wfrp-sub-rubrik" style:family="paragraph" style:parent-style-name="wfrp-rubrik-sub" style:class="text"/>
    <style:style style:name="wfrp-rubrik-4" style:family="paragraph" style:parent-style-name="wfrp-rubrik-3" style:class="text">
      <style:paragraph-properties fo:margin-top="0.199cm" fo:margin-bottom="0cm" style:shadow="none"/>
      <style:text-properties fo:font-style="italic"/>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Q"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49cm" fo:margin-bottom="1.05cm" fo:margin-left="2.84cm" fo:margin-right="2.84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dc:title/>
    <meta:initial-creator/>
    <dc:creator>Ola Andersson</dc:creator>
    <meta:editing-cycles>357</meta:editing-cycles>
    <dc:date>2017-07-25T15:02:51</dc:date>
    <meta:editing-duration>P1DT13H34S</meta:editing-duration>
    <meta:printed-by>Ola Andersson</meta:printed-by>
    <meta:print-date>2015-03-03T09:42:47</meta:print-date>
    <meta:document-statistic meta:table-count="0" meta:image-count="0" meta:object-count="0" meta:page-count="2" meta:paragraph-count="40" meta:word-count="816" meta:character-count="4835"/>
  </office:meta>
</office:document-meta>
</file>